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font-name="Liberation Sans" style:font-name-asian="Microsoft Yahei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style-name="Default" office:value-type="string" calcext:value-type="string">
            <text:p>#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c-bow</text:p>
          </table:table-cell>
          <table:table-cell table:formula="of:=AVERAGE([.E2:.W2])" office:value-type="float" office:value="2.94736842105263" calcext:value-type="float">
            <text:p>2.9473684211</text:p>
          </table:table-cell>
          <table:table-cell table:formula="of:=STDEV([.E2:.W2])" office:value-type="float" office:value="0.779863535820802" calcext:value-type="float">
            <text:p>0.7798635358</text:p>
          </table:table-cell>
          <table:table-cell table:formula="of:=SUM([.E2:.W2]) / AVERAGE([.E2:.W2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bow-ngram</text:p>
          </table:table-cell>
          <table:table-cell table:formula="of:=AVERAGE([.E3:.W3])" office:value-type="float" office:value="2.36842105263158" calcext:value-type="float">
            <text:p>2.3684210526</text:p>
          </table:table-cell>
          <table:table-cell table:formula="of:=STDEV([.E3:.W3])" office:value-type="float" office:value="1.11607080200484" calcext:value-type="float">
            <text:p>1.116070802</text:p>
          </table:table-cell>
          <table:table-cell table:formula="of:=SUM([.E3:.W3]) / AVERAGE([.E3:.W3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ks</text:p>
          </table:table-cell>
          <table:table-cell table:formula="of:=AVERAGE([.E4:.W4])" office:value-type="float" office:value="3.26315789473684" calcext:value-type="float">
            <text:p>3.2631578947</text:p>
          </table:table-cell>
          <table:table-cell table:formula="of:=STDEV([.E4:.W4])" office:value-type="float" office:value="1.04573765900535" calcext:value-type="float">
            <text:p>1.045737659</text:p>
          </table:table-cell>
          <table:table-cell table:formula="of:=SUM([.E4:.W4]) / AVERAGE([.E4:.W4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wn</text:p>
          </table:table-cell>
          <table:table-cell table:formula="of:=AVERAGE([.E5:.W5])" office:value-type="float" office:value="2.36842105263158" calcext:value-type="float">
            <text:p>2.3684210526</text:p>
          </table:table-cell>
          <table:table-cell table:formula="of:=STDEV([.E5:.W5])" office:value-type="float" office:value="1.16478545071564" calcext:value-type="float">
            <text:p>1.1647854507</text:p>
          </table:table-cell>
          <table:table-cell table:formula="of:=SUM([.E5:.W5]) / AVERAGE([.E5:.W5])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ck-cn</text:p>
          </table:table-cell>
          <table:table-cell table:formula="of:=AVERAGE([.E6:.W6])" office:value-type="float" office:value="2.05263157894737" calcext:value-type="float">
            <text:p>2.0526315789</text:p>
          </table:table-cell>
          <table:table-cell table:formula="of:=STDEV([.E6:.W6])" office:value-type="float" office:value="1.17727011016194" calcext:value-type="float">
            <text:p>1.1772701102</text:p>
          </table:table-cell>
          <table:table-cell table:formula="of:=SUM([.E6:.W6]) / AVERAGE([.E6:.W6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scan-bow</text:p>
          </table:table-cell>
          <table:table-cell table:formula="of:=AVERAGE([.E7:.W7])" office:value-type="float" office:value="2.21052631578947" calcext:value-type="float">
            <text:p>2.2105263158</text:p>
          </table:table-cell>
          <table:table-cell table:formula="of:=STDEV([.E7:.W7])" office:value-type="float" office:value="1.31567250942124" calcext:value-type="float">
            <text:p>1.3156725094</text:p>
          </table:table-cell>
          <table:table-cell table:formula="of:=SUM([.E7:.W7]) / AVERAGE([.E7:.W7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bow-ngram</text:p>
          </table:table-cell>
          <table:table-cell table:formula="of:=AVERAGE([.E8:.W8])" office:value-type="float" office:value="2.31578947368421" calcext:value-type="float">
            <text:p>2.3157894737</text:p>
          </table:table-cell>
          <table:table-cell table:formula="of:=STDEV([.E8:.W8])" office:value-type="float" office:value="1.29325736799875" calcext:value-type="float">
            <text:p>1.293257368</text:p>
          </table:table-cell>
          <table:table-cell table:formula="of:=SUM([.E8:.W8]) / AVERAGE([.E8:.W8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ks</text:p>
          </table:table-cell>
          <table:table-cell table:formula="of:=AVERAGE([.E9:.W9])" office:value-type="float" office:value="2.42105263157895" calcext:value-type="float">
            <text:p>2.4210526316</text:p>
          </table:table-cell>
          <table:table-cell table:formula="of:=STDEV([.E9:.W9])" office:value-type="float" office:value="1.30451308386114" calcext:value-type="float">
            <text:p>1.3045130839</text:p>
          </table:table-cell>
          <table:table-cell table:formula="of:=SUM([.E9:.W9]) / AVERAGE([.E9:.W9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wn</text:p>
          </table:table-cell>
          <table:table-cell table:formula="of:=AVERAGE([.E10:.W10])" office:value-type="float" office:value="2.05263157894737" calcext:value-type="float">
            <text:p>2.0526315789</text:p>
          </table:table-cell>
          <table:table-cell table:formula="of:=STDEV([.E10:.W10])" office:value-type="float" office:value="1.47096658359681" calcext:value-type="float">
            <text:p>1.4709665836</text:p>
          </table:table-cell>
          <table:table-cell table:formula="of:=SUM([.E10:.W10]) / AVERAGE([.E10:.W10])"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scan-cn</text:p>
          </table:table-cell>
          <table:table-cell table:formula="of:=AVERAGE([.E11:.W11])" office:value-type="float" office:value="1.84210526315789" calcext:value-type="float">
            <text:p>1.8421052632</text:p>
          </table:table-cell>
          <table:table-cell table:formula="of:=STDEV([.E11:.W11])" office:value-type="float" office:value="1.30226972350145" calcext:value-type="float">
            <text:p>1.3022697235</text:p>
          </table:table-cell>
          <table:table-cell table:formula="of:=SUM([.E11:.W11]) / AVERAGE([.E11:.W11])"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-bow</text:p>
          </table:table-cell>
          <table:table-cell table:formula="of:=AVERAGE([.E12:.W12])" office:value-type="float" office:value="2.47368421052632" calcext:value-type="float">
            <text:p>2.4736842105</text:p>
          </table:table-cell>
          <table:table-cell table:formula="of:=STDEV([.E12:.W12])" office:value-type="float" office:value="1.34859684498089" calcext:value-type="float">
            <text:p>1.348596845</text:p>
          </table:table-cell>
          <table:table-cell table:formula="of:=SUM([.E12:.W12]) / AVERAGE([.E12:.W12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-bow-ngram</text:p>
          </table:table-cell>
          <table:table-cell table:formula="of:=AVERAGE([.E13:.W13])" office:value-type="float" office:value="2.78947368421053" calcext:value-type="float">
            <text:p>2.7894736842</text:p>
          </table:table-cell>
          <table:table-cell table:formula="of:=STDEV([.E13:.W13])" office:value-type="float" office:value="1.35724178507659" calcext:value-type="float">
            <text:p>1.3572417851</text:p>
          </table:table-cell>
          <table:table-cell table:formula="of:=SUM([.E13:.W13]) / AVERAGE([.E13:.W13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p-ks</text:p>
          </table:table-cell>
          <table:table-cell table:formula="of:=AVERAGE([.E14:.W14])" office:value-type="float" office:value="1.84210526315789" calcext:value-type="float">
            <text:p>1.8421052632</text:p>
          </table:table-cell>
          <table:table-cell table:formula="of:=STDEV([.E14:.W14])" office:value-type="float" office:value="1.30226972350145" calcext:value-type="float">
            <text:p>1.3022697235</text:p>
          </table:table-cell>
          <table:table-cell table:formula="of:=SUM([.E14:.W14]) / AVERAGE([.E14:.W14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-wn</text:p>
          </table:table-cell>
          <table:table-cell table:formula="of:=AVERAGE([.E15:.W15])" office:value-type="float" office:value="2.73684210526316" calcext:value-type="float">
            <text:p>2.7368421053</text:p>
          </table:table-cell>
          <table:table-cell table:formula="of:=STDEV([.E15:.W15])" office:value-type="float" office:value="1.04573765900535" calcext:value-type="float">
            <text:p>1.045737659</text:p>
          </table:table-cell>
          <table:table-cell table:formula="of:=SUM([.E15:.W15]) / AVERAGE([.E15:.W15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-cn</text:p>
          </table:table-cell>
          <table:table-cell table:formula="of:=AVERAGE([.E16:.W16])" office:value-type="float" office:value="3" calcext:value-type="float">
            <text:p>3</text:p>
          </table:table-cell>
          <table:table-cell table:formula="of:=STDEV([.E16:.W16])" office:value-type="float" office:value="1.20185042515466" calcext:value-type="float">
            <text:p>1.2018504252</text:p>
          </table:table-cell>
          <table:table-cell table:formula="of:=SUM([.E16:.W16]) / AVERAGE([.E16:.W16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13:04:44.409934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carafoni</meta:initial-creator>
    <meta:creation-date>2014-11-11T22:42:48.738815920</meta:creation-date>
    <dc:date>2014-11-13T13:34:48.785746967</dc:date>
    <meta:editing-duration>PT33M38S</meta:editing-duration>
    <meta:editing-cycles>4</meta:editing-cycles>
    <meta:generator>LibreOffice/4.2.7.2$Linux_X86_64 LibreOffice_project/420m0$Build-2</meta:generator>
    <meta:document-statistic meta:table-count="1" meta:cell-count="349" meta:object-count="0"/>
  </office:meta>
</office:document-meta>
</file>